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559.36pt" svg:height="281.2pt" svg:x="165.12pt" svg:y="42.94pt">
            <draw:object draw:notify-on-update-of-ranges="Sheet1.A2:Sheet1.A181 Sheet1.B2:Sheet1.B18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Theta (deg)</text:p>
          </table:table-cell>
          <table:table-cell office:value-type="string" calcext:value-type="string">
            <text:p>radians</text:p>
          </table:table-cell>
          <table:table-cell/>
          <table:table-cell office:value-type="string" calcext:value-type="string">
            <text:p>True Wid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  <table:table-cell table:formula="of:=2*[.E3]*TAN([.G3]/2)" office:value-type="float" office:value="12.2784560902905" calcext:value-type="float">
            <text:p>12.2784560903</text:p>
          </table:table-cell>
          <table:table-cell office:value-type="float" office:value="50" calcext:value-type="float">
            <text:p>50</text:p>
          </table:table-cell>
          <table:table-cell table:formula="of:=89-75" office:value-type="float" office:value="14" calcext:value-type="float">
            <text:p>14</text:p>
          </table:table-cell>
          <table:table-cell table:formula="of:=[.F3]*PI()/180" office:value-type="float" office:value="0.244346095279206" calcext:value-type="float">
            <text:p>0.2443460953</text:p>
          </table:table-cell>
          <table:table-cell/>
          <table:table-cell table:formula="of:=4*2.54" office:value-type="float" office:value="10.16" calcext:value-type="float">
            <text:p>10.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8" calcext:value-type="float">
            <text:p>168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6" calcext:value-type="float">
            <text:p>17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7" calcext:value-type="float">
            <text:p>197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" calcext:value-type="float">
            <text:p>199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8" calcext:value-type="float">
            <text:p>198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40" calcext:value-type="float">
            <text:p>24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5" calcext:value-type="float">
            <text:p>155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9" calcext:value-type="float">
            <text:p>129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table:number-columns-repeated="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3" calcext:value-type="float">
            <text:p>123</text:p>
          </table:table-cell>
          <table:table-cell table:number-columns-repeated="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table:number-columns-repeated="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95" calcext:value-type="float">
            <text:p>195</text:p>
          </table:table-cell>
          <table:table-cell table:number-columns-repeated="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6" calcext:value-type="float">
            <text:p>146</text:p>
          </table:table-cell>
          <table:table-cell table:number-columns-repeated="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70" calcext:value-type="float">
            <text:p>270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69" calcext:value-type="float">
            <text:p>269</text:p>
          </table:table-cell>
          <table:table-cell table:number-columns-repeated="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68" calcext:value-type="float">
            <text:p>268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67" calcext:value-type="float">
            <text:p>267</text:p>
          </table:table-cell>
          <table:table-cell table:number-columns-repeated="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4" calcext:value-type="float">
            <text:p>264</text:p>
          </table:table-cell>
          <table:table-cell table:number-columns-repeated="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66" calcext:value-type="float">
            <text:p>266</text:p>
          </table:table-cell>
          <table:table-cell table:number-columns-repeated="7"/>
        </table:table-row>
      </table:table>
      <table:table table:name="Sheet1_2" table:style-name="ta1">
        <table:shapes>
          <draw:frame draw:z-index="0" draw:style-name="gr1" draw:text-style-name="P1" svg:width="559.36pt" svg:height="281.2pt" svg:x="165.12pt" svg:y="42.94pt">
            <draw:object draw:notify-on-update-of-ranges="Sheet1_2.A2:Sheet1_2.A181 Sheet1_2.B2:Sheet1_2.B1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Width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Theta (deg)</text:p>
          </table:table-cell>
          <table:table-cell office:value-type="string" calcext:value-type="string">
            <text:p>radians</text:p>
          </table:table-cell>
          <table:table-cell/>
          <table:table-cell office:value-type="string" calcext:value-type="string">
            <text:p>True Width</text:p>
          </table:table-cell>
          <table:table-cell office:value-type="string" calcext:value-type="string">
            <text:p>Calibrat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/>
          <table:table-cell table:formula="of:=2*[.E3]*TAN([.H3]/2)" office:value-type="float" office:value="13.6466272417821" calcext:value-type="float">
            <text:p>13.6466272418</text:p>
          </table:table-cell>
          <table:table-cell office:value-type="float" office:value="21" calcext:value-type="float">
            <text:p>21</text:p>
          </table:table-cell>
          <table:table-cell office:value-type="float" office:value="128" calcext:value-type="float">
            <text:p>128</text:p>
          </table:table-cell>
          <table:table-cell office:value-type="float" office:value="92" calcext:value-type="float">
            <text:p>92</text:p>
          </table:table-cell>
          <table:table-cell table:formula="of:=([.F3]-[.G3])*PI()/180" office:value-type="float" office:value="0.628318530717959" calcext:value-type="float">
            <text:p>0.6283185307</text:p>
          </table:table-cell>
          <table:table-cell/>
          <table:table-cell table:formula="of:=4*2.54" office:value-type="float" office:value="10.16" calcext:value-type="float">
            <text:p>10.16</text:p>
          </table:table-cell>
          <table:table-cell table:formula="of:=[.J3]/[.D3]" office:value-type="float" office:value="0.744506303278585" calcext:value-type="float">
            <text:p>0.74450630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4" calcext:value-type="float">
            <text:p>94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/00/0000</text:date>, <text:time style:data-style-name="N2" text:time-value="15:51:56.26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2T16:37:08.613000000</meta:creation-date>
    <dc:date>2015-12-25T20:24:50.051000000</dc:date>
    <meta:editing-duration>PT7H38M47S</meta:editing-duration>
    <meta:editing-cycles>4</meta:editing-cycles>
    <meta:generator>LibreOffice/4.4.5.2$Windows_x86 LibreOffice_project/a22f674fd25a3b6f45bdebf25400ed2adff0ff99</meta:generator>
    <meta:document-statistic meta:table-count="2" meta:cell-count="4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34cm" svg:height="9.921cm" xlink:href=".." xlink:type="simple" chart:class="chart:scatter" chart:style-name="ch1">
        <chart:legend chart:legend-position="end" svg:x="17.471cm" svg:y="4.661cm" style:legend-expansion="high" chart:style-name="ch2"/>
        <chart:plot-area chart:style-name="ch3" table:cell-range-address="Sheet1.A2:Sheet1.B181" svg:x="0.394cm" svg:y="0.198cm" svg:width="16.683cm" svg:height="9.525cm">
          <chartooo:coordinate-region svg:x="1.201cm" svg:y="0.397cm" svg:width="15.596cm" svg:height="8.6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81" chart:class="chart:scatter">
            <chart:domain table:cell-range-address="Sheet1.A2:Sheet1.A181"/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81</svg:desc>
                </draw:g>
              </table:table-cell>
              <table:table-cell office:value-type="float" office:value="0">
                <text:p>0</text:p>
                <draw:g>
                  <svg:desc>Sheet1.B2:Sheet1.B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66">
                <text:p>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734cm" svg:height="9.921cm" xlink:href=".." xlink:type="simple" chart:class="chart:scatter" chart:style-name="ch1">
        <chart:legend chart:legend-position="end" svg:x="17.471cm" svg:y="4.661cm" style:legend-expansion="high" chart:style-name="ch2"/>
        <chart:plot-area chart:style-name="ch3" table:cell-range-address="Sheet1_2.A2:Sheet1_2.B181" svg:x="0.394cm" svg:y="0.198cm" svg:width="16.683cm" svg:height="9.525cm">
          <chartooo:coordinate-region svg:x="1.015cm" svg:y="0.397cm" svg:width="15.596cm" svg:height="8.6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_2.B2:Sheet1_2.B181" chart:class="chart:scatter">
            <chart:domain table:cell-range-address="Sheet1_2.A2:Sheet1_2.A181"/>
            <chart:data-point chart:repeated="18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_2.A2:Sheet1_2.A181</svg:desc>
                </draw:g>
              </table:table-cell>
              <table:table-cell office:value-type="float" office:value="93">
                <text:p>93</text:p>
                <draw:g>
                  <svg:desc>Sheet1_2.B2:Sheet1_2.B1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">
                <text:p>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4">
                <text:p>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">
                <text:p>8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6">
                <text:p>9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4">
                <text:p>10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8">
                <text:p>1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6">
                <text:p>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">
                <text:p>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0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2">
                <text:p>1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2">
                <text:p>1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